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font-name="Arial" style:font-name-asian="Droid Sans Fallback" style:font-name-complex="FreeSans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0.2cm" svg:height="0.474cm" svg:x="0cm" svg:y="12.379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iempo medio(ms)</text:p>
          </table:table-cell>
          <table:covered-table-cell table:style-name="ce1"/>
          <table:table-cell table:style-name="ce1" office:value-type="string" calcext:value-type="string">
            <text:p>Servidor=</text:p>
          </table:table-cell>
          <table:table-cell table:style-name="ce1" office:value-type="string" calcext:value-type="string" table:number-columns-spanned="3" table:number-rows-spanned="1">
            <text:p>Tomca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WildFly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GlassFish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=</text:p>
          </table:table-cell>
          <table:table-cell office:value-type="string" calcext:value-type="string">
            <text:p>c=</text:p>
          </table:table-cell>
          <table:table-cell office:value-type="string" calcext:value-type="string">
            <text:p>n=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 table:number-columns-spanned="1" table:number-rows-spanned="3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4.402" calcext:value-type="float">
            <text:p>554,402</text:p>
          </table:table-cell>
          <table:table-cell office:value-type="float" office:value="578.464" calcext:value-type="float">
            <text:p>578,464</text:p>
          </table:table-cell>
          <table:table-cell office:value-type="float" office:value="1472.884" calcext:value-type="float">
            <text:p>1472,884</text:p>
          </table:table-cell>
          <table:table-cell office:value-type="float" office:value="592.075" calcext:value-type="float">
            <text:p>592,075</text:p>
          </table:table-cell>
          <table:table-cell office:value-type="float" office:value="734.825" calcext:value-type="float">
            <text:p>734,825</text:p>
          </table:table-cell>
          <table:table-cell office:value-type="float" office:value="641.713" calcext:value-type="float">
            <text:p>641,713</text:p>
          </table:table-cell>
          <table:table-cell office:value-type="float" office:value="423.077" calcext:value-type="float">
            <text:p>423,077</text:p>
          </table:table-cell>
          <table:table-cell office:value-type="float" office:value="327.931" calcext:value-type="float">
            <text:p>327,931</text:p>
          </table:table-cell>
          <table:table-cell office:value-type="float" office:value="329.353" calcext:value-type="float">
            <text:p>329,35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/>
          <table:table-cell office:value-type="float" office:value="697.005" calcext:value-type="float">
            <text:p>697,005</text:p>
          </table:table-cell>
          <table:table-cell office:value-type="float" office:value="296.069" calcext:value-type="float">
            <text:p>296,069</text:p>
          </table:table-cell>
          <table:table-cell office:value-type="float" office:value="295.996" calcext:value-type="float">
            <text:p>295,996</text:p>
          </table:table-cell>
          <table:table-cell office:value-type="float" office:value="306.817" calcext:value-type="float">
            <text:p>306,817</text:p>
          </table:table-cell>
          <table:table-cell office:value-type="float" office:value="324.219" calcext:value-type="float">
            <text:p>324,219</text:p>
          </table:table-cell>
          <table:table-cell office:value-type="float" office:value="319.08" calcext:value-type="float">
            <text:p>319,08</text:p>
          </table:table-cell>
          <table:table-cell office:value-type="float" office:value="209.867" calcext:value-type="float">
            <text:p>209,867</text:p>
          </table:table-cell>
          <table:table-cell office:value-type="float" office:value="160.001" calcext:value-type="float">
            <text:p>160,001</text:p>
          </table:table-cell>
          <table:table-cell office:value-type="float" office:value="167.257" calcext:value-type="float">
            <text:p>167,25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office:value-type="float" office:value="124.526" calcext:value-type="float">
            <text:p>124,526</text:p>
          </table:table-cell>
          <table:table-cell office:value-type="float" office:value="122.956" calcext:value-type="float">
            <text:p>122,956</text:p>
          </table:table-cell>
          <table:table-cell office:value-type="float" office:value="121.492" calcext:value-type="float">
            <text:p>121,492</text:p>
          </table:table-cell>
          <table:table-cell office:value-type="float" office:value="129.466" calcext:value-type="float">
            <text:p>129,466</text:p>
          </table:table-cell>
          <table:table-cell office:value-type="float" office:value="129.232" calcext:value-type="float">
            <text:p>129,232</text:p>
          </table:table-cell>
          <table:table-cell office:value-type="float" office:value="125.777" calcext:value-type="float">
            <text:p>125,777</text:p>
          </table:table-cell>
          <table:table-cell office:value-type="float" office:value="77.851" calcext:value-type="float">
            <text:p>77,851</text:p>
          </table:table-cell>
          <table:table-cell office:value-type="float" office:value="81.264" calcext:value-type="float">
            <text:p>81,264</text:p>
          </table:table-cell>
          <table:table-cell office:value-type="float" office:value="75.047" calcext:value-type="float">
            <text:p>75,047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 table:number-columns-spanned="1" table:number-rows-spanned="3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0.7" calcext:value-type="float">
            <text:p>620,7</text:p>
          </table:table-cell>
          <table:table-cell office:value-type="float" office:value="630.533" calcext:value-type="float">
            <text:p>630,533</text:p>
          </table:table-cell>
          <table:table-cell office:value-type="float" office:value="635.26" calcext:value-type="float">
            <text:p>635,26</text:p>
          </table:table-cell>
          <table:table-cell office:value-type="float" office:value="556.716" calcext:value-type="float">
            <text:p>556,716</text:p>
          </table:table-cell>
          <table:table-cell office:value-type="float" office:value="1508.615" calcext:value-type="float">
            <text:p>1508,615</text:p>
          </table:table-cell>
          <table:table-cell office:value-type="float" office:value="619.928" calcext:value-type="float">
            <text:p>619,928</text:p>
          </table:table-cell>
          <table:table-cell office:value-type="float" office:value="346.776" calcext:value-type="float">
            <text:p>346,776</text:p>
          </table:table-cell>
          <table:table-cell office:value-type="float" office:value="342.357" calcext:value-type="float">
            <text:p>342,357</text:p>
          </table:table-cell>
          <table:table-cell office:value-type="float" office:value="346.776" calcext:value-type="float">
            <text:p>346,77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/>
          <table:table-cell office:value-type="float" office:value="322.948" calcext:value-type="float">
            <text:p>322,948</text:p>
          </table:table-cell>
          <table:table-cell office:value-type="float" office:value="299.787" calcext:value-type="float">
            <text:p>299,787</text:p>
          </table:table-cell>
          <table:table-cell office:value-type="float" office:value="293.358" calcext:value-type="float">
            <text:p>293,358</text:p>
          </table:table-cell>
          <table:table-cell office:value-type="float" office:value="295.505" calcext:value-type="float">
            <text:p>295,505</text:p>
          </table:table-cell>
          <table:table-cell office:value-type="float" office:value="322.622" calcext:value-type="float">
            <text:p>322,622</text:p>
          </table:table-cell>
          <table:table-cell office:value-type="float" office:value="312.733" calcext:value-type="float">
            <text:p>312,733</text:p>
          </table:table-cell>
          <table:table-cell office:value-type="float" office:value="211.82" calcext:value-type="float">
            <text:p>211,82</text:p>
          </table:table-cell>
          <table:table-cell office:value-type="float" office:value="173.641" calcext:value-type="float">
            <text:p>173,641</text:p>
          </table:table-cell>
          <table:table-cell office:value-type="float" office:value="177.739" calcext:value-type="float">
            <text:p>177,73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office:value-type="float" office:value="129.868" calcext:value-type="float">
            <text:p>129,868</text:p>
          </table:table-cell>
          <table:table-cell office:value-type="float" office:value="127.038" calcext:value-type="float">
            <text:p>127,038</text:p>
          </table:table-cell>
          <table:table-cell office:value-type="float" office:value="125.552" calcext:value-type="float">
            <text:p>125,552</text:p>
          </table:table-cell>
          <table:table-cell office:value-type="float" office:value="131.55" calcext:value-type="float">
            <text:p>131,55</text:p>
          </table:table-cell>
          <table:table-cell office:value-type="float" office:value="131.463" calcext:value-type="float">
            <text:p>131,463</text:p>
          </table:table-cell>
          <table:table-cell office:value-type="float" office:value="129.887" calcext:value-type="float">
            <text:p>129,887</text:p>
          </table:table-cell>
          <table:table-cell office:value-type="float" office:value="97.805" calcext:value-type="float">
            <text:p>97,805</text:p>
          </table:table-cell>
          <table:table-cell office:value-type="float" office:value="66.553" calcext:value-type="float">
            <text:p>66,553</text:p>
          </table:table-cell>
          <table:table-cell office:value-type="float" office:value="74.287" calcext:value-type="float">
            <text:p>74,287</text:p>
          </table:table-cell>
          <table:table-cell table:number-columns-repeated="2"/>
        </table:table-row>
        <table:table-row table:style-name="ro1">
          <table:table-cell table:style-name="ce1" office:value-type="float" office:value="100" calcext:value-type="float" table:number-columns-spanned="1" table:number-rows-spanned="3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0.682" calcext:value-type="float">
            <text:p>580,682</text:p>
          </table:table-cell>
          <table:table-cell office:value-type="float" office:value="614.556" calcext:value-type="float">
            <text:p>614,556</text:p>
          </table:table-cell>
          <table:table-cell office:value-type="float" office:value="607.216" calcext:value-type="float">
            <text:p>607,216</text:p>
          </table:table-cell>
          <table:table-cell office:value-type="float" office:value="635.705" calcext:value-type="float">
            <text:p>635,705</text:p>
          </table:table-cell>
          <table:table-cell office:value-type="float" office:value="619.154" calcext:value-type="float">
            <text:p>619,154</text:p>
          </table:table-cell>
          <table:table-cell office:value-type="float" office:value="616.379" calcext:value-type="float">
            <text:p>616,379</text:p>
          </table:table-cell>
          <table:table-cell office:value-type="float" office:value="420.863" calcext:value-type="float">
            <text:p>420,863</text:p>
          </table:table-cell>
          <table:table-cell office:value-type="float" office:value="341.302" calcext:value-type="float">
            <text:p>341,302</text:p>
          </table:table-cell>
          <table:table-cell office:value-type="float" office:value="315.977" calcext:value-type="float">
            <text:p>315,97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/>
          <table:table-cell office:value-type="float" office:value="325.567" calcext:value-type="float">
            <text:p>325,567</text:p>
          </table:table-cell>
          <table:table-cell office:value-type="float" office:value="320.603" calcext:value-type="float">
            <text:p>320,603</text:p>
          </table:table-cell>
          <table:table-cell office:value-type="float" office:value="321.026" calcext:value-type="float">
            <text:p>321,026</text:p>
          </table:table-cell>
          <table:table-cell office:value-type="float" office:value="296.715" calcext:value-type="float">
            <text:p>296,715</text:p>
          </table:table-cell>
          <table:table-cell office:value-type="float" office:value="305.173" calcext:value-type="float">
            <text:p>305,173</text:p>
          </table:table-cell>
          <table:table-cell office:value-type="float" office:value="307.404" calcext:value-type="float">
            <text:p>307,404</text:p>
          </table:table-cell>
          <table:table-cell office:value-type="float" office:value="196.022" calcext:value-type="float">
            <text:p>196,022</text:p>
          </table:table-cell>
          <table:table-cell office:value-type="float" office:value="164.829" calcext:value-type="float">
            <text:p>164,829</text:p>
          </table:table-cell>
          <table:table-cell office:value-type="float" office:value="155.681" calcext:value-type="float">
            <text:p>155,681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office:value-type="float" office:value="127.168" calcext:value-type="float">
            <text:p>127,168</text:p>
          </table:table-cell>
          <table:table-cell office:value-type="float" office:value="127.345" calcext:value-type="float">
            <text:p>127,345</text:p>
          </table:table-cell>
          <table:table-cell office:value-type="float" office:value="126.86" calcext:value-type="float">
            <text:p>126,86</text:p>
          </table:table-cell>
          <table:table-cell office:value-type="float" office:value="132.123" calcext:value-type="float">
            <text:p>132,123</text:p>
          </table:table-cell>
          <table:table-cell office:value-type="float" office:value="124.291" calcext:value-type="float">
            <text:p>124,291</text:p>
          </table:table-cell>
          <table:table-cell office:value-type="float" office:value="129.42" calcext:value-type="float">
            <text:p>129,42</text:p>
          </table:table-cell>
          <table:table-cell office:value-type="float" office:value="96.357" calcext:value-type="float">
            <text:p>96,357</text:p>
          </table:table-cell>
          <table:table-cell office:value-type="float" office:value="83.183" calcext:value-type="float">
            <text:p>83,183</text:p>
          </table:table-cell>
          <table:table-cell office:value-type="float" office:value="68.984" calcext:value-type="float">
            <text:p>68,984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1">
            <text:p>Tomcat-WildFly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WildFly-GlassFish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GlassFish-Tomca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3"/>
          <table:table-cell table:formula="of:=[.D3]-[.G3]" office:value-type="float" office:value="-37.673" calcext:value-type="float">
            <text:p>-37,673</text:p>
          </table:table-cell>
          <table:table-cell table:formula="of:=[.E3]-[.H3]" office:value-type="float" office:value="-156.361" calcext:value-type="float">
            <text:p>-156,361</text:p>
          </table:table-cell>
          <table:table-cell table:formula="of:=[.F3]-[.I3]" office:value-type="float" office:value="831.171" calcext:value-type="float">
            <text:p>831,171</text:p>
          </table:table-cell>
          <table:table-cell table:formula="of:=[.G3]-[.J3]" office:value-type="float" office:value="168.998" calcext:value-type="float">
            <text:p>168,998</text:p>
          </table:table-cell>
          <table:table-cell table:formula="of:=[.H3]-[.K3]" office:value-type="float" office:value="406.894" calcext:value-type="float">
            <text:p>406,894</text:p>
          </table:table-cell>
          <table:table-cell table:formula="of:=[.I3]-[.L3]" office:value-type="float" office:value="312.36" calcext:value-type="float">
            <text:p>312,36</text:p>
          </table:table-cell>
          <table:table-cell table:formula="of:=[.J3]-[.D3]" office:value-type="float" office:value="-131.325" calcext:value-type="float">
            <text:p>-131,325</text:p>
          </table:table-cell>
          <table:table-cell table:formula="of:=[.K3]-[.E3]" office:value-type="float" office:value="-250.533" calcext:value-type="float">
            <text:p>-250,533</text:p>
          </table:table-cell>
          <table:table-cell table:formula="of:=[.L3]-[.F3]" office:value-type="float" office:value="-1143.531" calcext:value-type="float">
            <text:p>-1143,53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]-[.G4]" office:value-type="float" office:value="390.188" calcext:value-type="float">
            <text:p>390,188</text:p>
          </table:table-cell>
          <table:table-cell table:formula="of:=[.E4]-[.H4]" office:value-type="float" office:value="-28.15" calcext:value-type="float">
            <text:p>-28,15</text:p>
          </table:table-cell>
          <table:table-cell table:formula="of:=[.F4]-[.I4]" office:value-type="float" office:value="-23.084" calcext:value-type="float">
            <text:p>-23,084</text:p>
          </table:table-cell>
          <table:table-cell table:formula="of:=[.G4]-[.J4]" office:value-type="float" office:value="96.95" calcext:value-type="float">
            <text:p>96,95</text:p>
          </table:table-cell>
          <table:table-cell table:formula="of:=[.H4]-[.K4]" office:value-type="float" office:value="164.218" calcext:value-type="float">
            <text:p>164,218</text:p>
          </table:table-cell>
          <table:table-cell table:formula="of:=[.I4]-[.L4]" office:value-type="float" office:value="151.823" calcext:value-type="float">
            <text:p>151,823</text:p>
          </table:table-cell>
          <table:table-cell table:formula="of:=[.J4]-[.D4]" office:value-type="float" office:value="-487.138" calcext:value-type="float">
            <text:p>-487,138</text:p>
          </table:table-cell>
          <table:table-cell table:formula="of:=[.K4]-[.E4]" office:value-type="float" office:value="-136.068" calcext:value-type="float">
            <text:p>-136,068</text:p>
          </table:table-cell>
          <table:table-cell table:formula="of:=[.L4]-[.F4]" office:value-type="float" office:value="-128.739" calcext:value-type="float">
            <text:p>-128,73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]-[.G5]" office:value-type="float" office:value="-4.94000000000001" calcext:value-type="float">
            <text:p>-4,94</text:p>
          </table:table-cell>
          <table:table-cell table:formula="of:=[.E5]-[.H5]" office:value-type="float" office:value="-6.276" calcext:value-type="float">
            <text:p>-6,276</text:p>
          </table:table-cell>
          <table:table-cell table:formula="of:=[.F5]-[.I5]" office:value-type="float" office:value="-4.285" calcext:value-type="float">
            <text:p>-4,285</text:p>
          </table:table-cell>
          <table:table-cell table:formula="of:=[.G5]-[.J5]" office:value-type="float" office:value="51.615" calcext:value-type="float">
            <text:p>51,615</text:p>
          </table:table-cell>
          <table:table-cell table:formula="of:=[.H5]-[.K5]" office:value-type="float" office:value="47.968" calcext:value-type="float">
            <text:p>47,968</text:p>
          </table:table-cell>
          <table:table-cell table:formula="of:=[.I5]-[.L5]" office:value-type="float" office:value="50.73" calcext:value-type="float">
            <text:p>50,73</text:p>
          </table:table-cell>
          <table:table-cell table:formula="of:=[.J5]-[.D5]" office:value-type="float" office:value="-46.675" calcext:value-type="float">
            <text:p>-46,675</text:p>
          </table:table-cell>
          <table:table-cell table:formula="of:=[.K5]-[.E5]" office:value-type="float" office:value="-41.692" calcext:value-type="float">
            <text:p>-41,692</text:p>
          </table:table-cell>
          <table:table-cell table:formula="of:=[.L5]-[.F5]" office:value-type="float" office:value="-46.445" calcext:value-type="float">
            <text:p>-46,44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]-[.G6]" office:value-type="float" office:value="63.984" calcext:value-type="float">
            <text:p>63,984</text:p>
          </table:table-cell>
          <table:table-cell table:formula="of:=[.E6]-[.H6]" office:value-type="float" office:value="-878.082" calcext:value-type="float">
            <text:p>-878,082</text:p>
          </table:table-cell>
          <table:table-cell table:formula="of:=[.F6]-[.I6]" office:value-type="float" office:value="15.332" calcext:value-type="float">
            <text:p>15,332</text:p>
          </table:table-cell>
          <table:table-cell table:formula="of:=[.G6]-[.J6]" office:value-type="float" office:value="209.94" calcext:value-type="float">
            <text:p>209,94</text:p>
          </table:table-cell>
          <table:table-cell table:formula="of:=[.H6]-[.K6]" office:value-type="float" office:value="1166.258" calcext:value-type="float">
            <text:p>1166,258</text:p>
          </table:table-cell>
          <table:table-cell table:formula="of:=[.I6]-[.L6]" office:value-type="float" office:value="273.152" calcext:value-type="float">
            <text:p>273,152</text:p>
          </table:table-cell>
          <table:table-cell table:formula="of:=[.J6]-[.D6]" office:value-type="float" office:value="-273.924" calcext:value-type="float">
            <text:p>-273,924</text:p>
          </table:table-cell>
          <table:table-cell table:formula="of:=[.K6]-[.E6]" office:value-type="float" office:value="-288.176" calcext:value-type="float">
            <text:p>-288,176</text:p>
          </table:table-cell>
          <table:table-cell table:formula="of:=[.L6]-[.F6]" office:value-type="float" office:value="-288.484" calcext:value-type="float">
            <text:p>-288,48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7]-[.G7]" office:value-type="float" office:value="27.443" calcext:value-type="float">
            <text:p>27,443</text:p>
          </table:table-cell>
          <table:table-cell table:formula="of:=[.E7]-[.H7]" office:value-type="float" office:value="-22.835" calcext:value-type="float">
            <text:p>-22,835</text:p>
          </table:table-cell>
          <table:table-cell table:formula="of:=[.F7]-[.I7]" office:value-type="float" office:value="-19.375" calcext:value-type="float">
            <text:p>-19,375</text:p>
          </table:table-cell>
          <table:table-cell table:formula="of:=[.G7]-[.J7]" office:value-type="float" office:value="83.685" calcext:value-type="float">
            <text:p>83,685</text:p>
          </table:table-cell>
          <table:table-cell table:formula="of:=[.H7]-[.K7]" office:value-type="float" office:value="148.981" calcext:value-type="float">
            <text:p>148,981</text:p>
          </table:table-cell>
          <table:table-cell table:formula="of:=[.I7]-[.L7]" office:value-type="float" office:value="134.994" calcext:value-type="float">
            <text:p>134,994</text:p>
          </table:table-cell>
          <table:table-cell table:formula="of:=[.J7]-[.D7]" office:value-type="float" office:value="-111.128" calcext:value-type="float">
            <text:p>-111,128</text:p>
          </table:table-cell>
          <table:table-cell table:formula="of:=[.K7]-[.E7]" office:value-type="float" office:value="-126.146" calcext:value-type="float">
            <text:p>-126,146</text:p>
          </table:table-cell>
          <table:table-cell table:formula="of:=[.L7]-[.F7]" office:value-type="float" office:value="-115.619" calcext:value-type="float">
            <text:p>-115,61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8]-[.G8]" office:value-type="float" office:value="-1.68200000000002" calcext:value-type="float">
            <text:p>-1,682</text:p>
          </table:table-cell>
          <table:table-cell table:formula="of:=[.E8]-[.H8]" office:value-type="float" office:value="-4.425" calcext:value-type="float">
            <text:p>-4,425</text:p>
          </table:table-cell>
          <table:table-cell table:formula="of:=[.F8]-[.I8]" office:value-type="float" office:value="-4.33499999999999" calcext:value-type="float">
            <text:p>-4,335</text:p>
          </table:table-cell>
          <table:table-cell table:formula="of:=[.G8]-[.J8]" office:value-type="float" office:value="33.745" calcext:value-type="float">
            <text:p>33,745</text:p>
          </table:table-cell>
          <table:table-cell table:formula="of:=[.H8]-[.K8]" office:value-type="float" office:value="64.91" calcext:value-type="float">
            <text:p>64,91</text:p>
          </table:table-cell>
          <table:table-cell table:formula="of:=[.I8]-[.L8]" office:value-type="float" office:value="55.6" calcext:value-type="float">
            <text:p>55,6</text:p>
          </table:table-cell>
          <table:table-cell table:formula="of:=[.J8]-[.D8]" office:value-type="float" office:value="-32.063" calcext:value-type="float">
            <text:p>-32,063</text:p>
          </table:table-cell>
          <table:table-cell table:formula="of:=[.K8]-[.E8]" office:value-type="float" office:value="-60.485" calcext:value-type="float">
            <text:p>-60,485</text:p>
          </table:table-cell>
          <table:table-cell table:formula="of:=[.L8]-[.F8]" office:value-type="float" office:value="-51.265" calcext:value-type="float">
            <text:p>-51,26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9]-[.G9]" office:value-type="float" office:value="-55.023" calcext:value-type="float">
            <text:p>-55,023</text:p>
          </table:table-cell>
          <table:table-cell table:formula="of:=[.E9]-[.H9]" office:value-type="float" office:value="-4.59799999999996" calcext:value-type="float">
            <text:p>-4,598</text:p>
          </table:table-cell>
          <table:table-cell table:formula="of:=[.F9]-[.I9]" office:value-type="float" office:value="-9.16300000000001" calcext:value-type="float">
            <text:p>-9,163</text:p>
          </table:table-cell>
          <table:table-cell table:formula="of:=[.G9]-[.J9]" office:value-type="float" office:value="214.842" calcext:value-type="float">
            <text:p>214,842</text:p>
          </table:table-cell>
          <table:table-cell table:formula="of:=[.H9]-[.K9]" office:value-type="float" office:value="277.852" calcext:value-type="float">
            <text:p>277,852</text:p>
          </table:table-cell>
          <table:table-cell table:formula="of:=[.I9]-[.L9]" office:value-type="float" office:value="300.402" calcext:value-type="float">
            <text:p>300,402</text:p>
          </table:table-cell>
          <table:table-cell table:formula="of:=[.J9]-[.D9]" office:value-type="float" office:value="-159.819" calcext:value-type="float">
            <text:p>-159,819</text:p>
          </table:table-cell>
          <table:table-cell table:formula="of:=[.K9]-[.E9]" office:value-type="float" office:value="-273.254" calcext:value-type="float">
            <text:p>-273,254</text:p>
          </table:table-cell>
          <table:table-cell table:formula="of:=[.L9]-[.F9]" office:value-type="float" office:value="-291.239" calcext:value-type="float">
            <text:p>-291,23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0]-[.G10]" office:value-type="float" office:value="28.852" calcext:value-type="float">
            <text:p>28,852</text:p>
          </table:table-cell>
          <table:table-cell table:formula="of:=[.E10]-[.H10]" office:value-type="float" office:value="15.43" calcext:value-type="float">
            <text:p>15,43</text:p>
          </table:table-cell>
          <table:table-cell table:formula="of:=[.F10]-[.I10]" office:value-type="float" office:value="13.622" calcext:value-type="float">
            <text:p>13,622</text:p>
          </table:table-cell>
          <table:table-cell table:formula="of:=[.G10]-[.J10]" office:value-type="float" office:value="100.693" calcext:value-type="float">
            <text:p>100,693</text:p>
          </table:table-cell>
          <table:table-cell table:formula="of:=[.H10]-[.K10]" office:value-type="float" office:value="140.344" calcext:value-type="float">
            <text:p>140,344</text:p>
          </table:table-cell>
          <table:table-cell table:formula="of:=[.I10]-[.L10]" office:value-type="float" office:value="151.723" calcext:value-type="float">
            <text:p>151,723</text:p>
          </table:table-cell>
          <table:table-cell table:formula="of:=[.J10]-[.D10]" office:value-type="float" office:value="-129.545" calcext:value-type="float">
            <text:p>-129,545</text:p>
          </table:table-cell>
          <table:table-cell table:formula="of:=[.K10]-[.E10]" office:value-type="float" office:value="-155.774" calcext:value-type="float">
            <text:p>-155,774</text:p>
          </table:table-cell>
          <table:table-cell table:formula="of:=[.L10]-[.F10]" office:value-type="float" office:value="-165.345" calcext:value-type="float">
            <text:p>-165,34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1]-[.G11]" office:value-type="float" office:value="-4.95499999999998" calcext:value-type="float">
            <text:p>-4,955</text:p>
          </table:table-cell>
          <table:table-cell table:formula="of:=[.E11]-[.H11]" office:value-type="float" office:value="3.054" calcext:value-type="float">
            <text:p>3,054</text:p>
          </table:table-cell>
          <table:table-cell table:formula="of:=[.F11]-[.I11]" office:value-type="float" office:value="-2.55999999999999" calcext:value-type="float">
            <text:p>-2,56</text:p>
          </table:table-cell>
          <table:table-cell table:formula="of:=[.G11]-[.J11]" office:value-type="float" office:value="35.766" calcext:value-type="float">
            <text:p>35,766</text:p>
          </table:table-cell>
          <table:table-cell table:formula="of:=[.H11]-[.K11]" office:value-type="float" office:value="41.108" calcext:value-type="float">
            <text:p>41,108</text:p>
          </table:table-cell>
          <table:table-cell table:formula="of:=[.I11]-[.L11]" office:value-type="float" office:value="60.436" calcext:value-type="float">
            <text:p>60,436</text:p>
          </table:table-cell>
          <table:table-cell table:formula="of:=[.J11]-[.D11]" office:value-type="float" office:value="-30.811" calcext:value-type="float">
            <text:p>-30,811</text:p>
          </table:table-cell>
          <table:table-cell table:formula="of:=[.K11]-[.E11]" office:value-type="float" office:value="-44.162" calcext:value-type="float">
            <text:p>-44,162</text:p>
          </table:table-cell>
          <table:table-cell table:formula="of:=[.L11]-[.F11]" office:value-type="float" office:value="-57.876" calcext:value-type="float">
            <text:p>-57,8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dia_1=</text:p>
          </table:table-cell>
          <table:table-cell table:formula="of:=AVERAGE([.D14:.F22])" office:value-type="float" office:value="4.49162962962964" calcext:value-type="float">
            <text:p>4,4916296296</text:p>
          </table:table-cell>
          <table:table-cell/>
          <table:table-cell office:value-type="string" calcext:value-type="string">
            <text:p>Media_2=</text:p>
          </table:table-cell>
          <table:table-cell table:formula="of:=AVERAGE([.G14:.I22])" office:value-type="float" office:value="183.184703703704" calcext:value-type="float">
            <text:p>183,1847037037</text:p>
          </table:table-cell>
          <table:table-cell/>
          <table:table-cell office:value-type="string" calcext:value-type="string">
            <text:p>Media_3=</text:p>
          </table:table-cell>
          <table:table-cell table:formula="of:=AVERAGE([.J14:.L22])" office:value-type="float" office:value="-187.676333333333" calcext:value-type="float">
            <text:p>-187,676333333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 calcext:value-type="string">
            <text:p>Desviación típica_1=</text:p>
          </table:table-cell>
          <table:table-cell table:formula="of:=STDEVP([.D14:.F22])" office:value-type="float" office:value="247.303979143699" calcext:value-type="float">
            <text:p>247,3039791437</text:p>
          </table:table-cell>
          <table:table-cell/>
          <table:table-cell table:style-name="ce4" office:value-type="string" calcext:value-type="string">
            <text:p>Desviación típica_2=</text:p>
          </table:table-cell>
          <table:table-cell table:formula="of:=STDEVP([.G14:.I22])" office:value-type="float" office:value="216.05943022796" calcext:value-type="float">
            <text:p>216,059430228</text:p>
          </table:table-cell>
          <table:table-cell/>
          <table:table-cell table:style-name="ce4" office:value-type="string" calcext:value-type="string">
            <text:p>Desviación típica_3=</text:p>
          </table:table-cell>
          <table:table-cell table:formula="of:=STDEVP([.J14:.L22])" office:value-type="float" office:value="216.457148065026" calcext:value-type="float">
            <text:p>216,45714806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 calcext:value-type="string">
            <text:p>número de medidas_1=</text:p>
          </table:table-cell>
          <table:table-cell table:formula="of:=COUNT([.D14:.F22])" office:value-type="float" office:value="27" calcext:value-type="float">
            <text:p>27</text:p>
          </table:table-cell>
          <table:table-cell/>
          <table:table-cell table:style-name="ce4" office:value-type="string" calcext:value-type="string">
            <text:p>número de medidas_2=</text:p>
          </table:table-cell>
          <table:table-cell table:formula="of:=COUNT([.G14:.I22])" office:value-type="float" office:value="27" calcext:value-type="float">
            <text:p>27</text:p>
          </table:table-cell>
          <table:table-cell/>
          <table:table-cell table:style-name="ce4" office:value-type="string" calcext:value-type="string">
            <text:p>número de medidas_3=</text:p>
          </table:table-cell>
          <table:table-cell table:formula="of:=COUNT([.J14:.L2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_exp_1=</text:p>
          </table:table-cell>
          <table:table-cell table:formula="of:=[.E23]/([.E24]/SQRT([.E25]))" office:value-type="float" office:value="0.0943745113310101" calcext:value-type="float">
            <text:p>0,0943745113</text:p>
          </table:table-cell>
          <table:table-cell/>
          <table:table-cell office:value-type="string" calcext:value-type="string">
            <text:p>t_exp_2=</text:p>
          </table:table-cell>
          <table:table-cell table:formula="of:=[.H23]/([.H24]/SQRT([.H25]))" office:value-type="float" office:value="4.40552694667626" calcext:value-type="float">
            <text:p>4,4055269467</text:p>
          </table:table-cell>
          <table:table-cell/>
          <table:table-cell office:value-type="string" calcext:value-type="string">
            <text:p>t_exp_3=</text:p>
          </table:table-cell>
          <table:table-cell table:formula="of:=[.K23]/([.K24]/SQRT([.K25]))" office:value-type="float" office:value="-4.50525585711653" calcext:value-type="float">
            <text:p>-4,5052558571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TINV</text:p>
          </table:table-cell>
          <table:table-cell table:style-name="ce3" office:value-type="string" calcext:value-type="string">
            <text:p>DegreesFreedom=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fa=</text:p>
          </table:table-cell>
          <table:table-cell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TINV([.$A30];[.B$29])" office:value-type="float" office:value="1.70561791975927" calcext:value-type="float">
            <text:p>1,7056179198</text:p>
          </table:table-cell>
          <table:table-cell/>
          <table:table-cell table:style-name="ce3" office:value-type="string" calcext:value-type="string" table:number-columns-spanned="9" table:number-rows-spanned="1">
            <text:p>Como |t_exp_1| &lt; 1,7056, a una confianza del 90% no podemos decir que los servicios Tomcat y WildFly sean distintos.</text:p>
          </table:table-cell>
          <table:covered-table-cell table:number-columns-repeated="8"/>
          <table:table-cell table:number-columns-repeated="2"/>
        </table:table-row>
        <table:table-row table:style-name="ro1">
          <table:table-cell office:value-type="float" office:value="0.05" calcext:value-type="float">
            <text:p>0,05</text:p>
          </table:table-cell>
          <table:table-cell table:formula="of:=TINV([.$A31];[.B$29])" office:value-type="float" office:value="2.05552943864287" calcext:value-type="float">
            <text:p>2,0555294386</text:p>
          </table:table-cell>
          <table:table-cell/>
          <table:table-cell table:style-name="ce3" office:value-type="string" calcext:value-type="string" table:number-columns-spanned="11" table:number-rows-spanned="1">
            <text:p>Como |t_exp_2| &gt; 2,7787, a una confianza del 99% podemos asegurar que los servicios WildFly y GlassFish son distintos. Y GlassFish es más rápido.</text:p>
          </table:table-cell>
          <table:covered-table-cell table:number-columns-repeated="10"/>
        </table:table-row>
        <table:table-row table:style-name="ro1">
          <table:table-cell office:value-type="float" office:value="0.01" calcext:value-type="float">
            <text:p>0,01</text:p>
          </table:table-cell>
          <table:table-cell table:formula="of:=TINV([.$A32];[.B$29])" office:value-type="float" office:value="2.77871453332968" calcext:value-type="float">
            <text:p>2,7787145333</text:p>
          </table:table-cell>
          <table:table-cell/>
          <table:table-cell table:style-name="ce3" office:value-type="string" calcext:value-type="string" table:number-columns-spanned="11" table:number-rows-spanned="1">
            <text:p>Como |t_exp_3| &gt; 2,7787, a una confianza del 99% podemos asegurar que los servicios Tomcat y GlassFish son distintos. Y GlassFish es más rápido.</text:p>
          </table:table-cell>
          <table:covered-table-cell table:number-columns-repeated="10"/>
        </table:table-row>
        <table:table-row table:style-name="ro1" table:number-rows-repeated="104854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Uso de CPU(%)</text:p>
          </table:table-cell>
          <table:covered-table-cell table:style-name="ce1"/>
          <table:table-cell table:style-name="ce1" office:value-type="string" calcext:value-type="string">
            <text:p>Servidor=</text:p>
          </table:table-cell>
          <table:table-cell table:style-name="ce1" office:value-type="string" calcext:value-type="string" table:number-columns-spanned="3" table:number-rows-spanned="1">
            <text:p>Tomca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WildFly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GlassFish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b=</text:p>
          </table:table-cell>
          <table:table-cell office:value-type="string" calcext:value-type="string">
            <text:p>c=</text:p>
          </table:table-cell>
          <table:table-cell office:value-type="string" calcext:value-type="string">
            <text:p>%=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+sy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+sy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+sys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 table:number-columns-spanned="1" table:number-rows-spanned="3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.67" calcext:value-type="float">
            <text:p>17,67</text:p>
          </table:table-cell>
          <table:table-cell office:value-type="float" office:value="1.78" calcext:value-type="float">
            <text:p>1,78</text:p>
          </table:table-cell>
          <table:table-cell table:formula="of:=[.D3]+[.E3]" office:value-type="float" office:value="19.45" calcext:value-type="float">
            <text:p>19,45</text:p>
          </table:table-cell>
          <table:table-cell office:value-type="float" office:value="3.74" calcext:value-type="float">
            <text:p>3,74</text:p>
          </table:table-cell>
          <table:table-cell office:value-type="float" office:value="8.16" calcext:value-type="float">
            <text:p>8,16</text:p>
          </table:table-cell>
          <table:table-cell table:formula="of:=[.G3]+[.H3]" office:value-type="float" office:value="11.9" calcext:value-type="float">
            <text:p>11,9</text:p>
          </table:table-cell>
          <table:table-cell office:value-type="float" office:value="3.48" calcext:value-type="float">
            <text:p>3,48</text:p>
          </table:table-cell>
          <table:table-cell office:value-type="float" office:value="4.34" calcext:value-type="float">
            <text:p>4,34</text:p>
          </table:table-cell>
          <table:table-cell table:formula="of:=[.J3]+[.K3]" office:value-type="float" office:value="7.82" calcext:value-type="float">
            <text:p>7,82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/>
          <table:table-cell office:value-type="float" office:value="18.63" calcext:value-type="float">
            <text:p>18,63</text:p>
          </table:table-cell>
          <table:table-cell office:value-type="float" office:value="1.86" calcext:value-type="float">
            <text:p>1,86</text:p>
          </table:table-cell>
          <table:table-cell table:formula="of:=[.D4]+[.E4]" office:value-type="float" office:value="20.49" calcext:value-type="float">
            <text:p>20,49</text:p>
          </table:table-cell>
          <table:table-cell office:value-type="float" office:value="12.03" calcext:value-type="float">
            <text:p>12,03</text:p>
          </table:table-cell>
          <table:table-cell office:value-type="float" office:value="1.95" calcext:value-type="float">
            <text:p>1,95</text:p>
          </table:table-cell>
          <table:table-cell table:formula="of:=[.G4]+[.H4]" office:value-type="float" office:value="13.98" calcext:value-type="float">
            <text:p>13,98</text:p>
          </table:table-cell>
          <table:table-cell office:value-type="float" office:value="3.27" calcext:value-type="float">
            <text:p>3,27</text:p>
          </table:table-cell>
          <table:table-cell office:value-type="float" office:value="3.66" calcext:value-type="float">
            <text:p>3,66</text:p>
          </table:table-cell>
          <table:table-cell table:formula="of:=[.J4]+[.K4]" office:value-type="float" office:value="6.93" calcext:value-type="float">
            <text:p>6,93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08" calcext:value-type="float">
            <text:p>2,08</text:p>
          </table:table-cell>
          <table:table-cell table:formula="of:=[.D5]+[.E5]" office:value-type="float" office:value="8.08" calcext:value-type="float">
            <text:p>8,08</text:p>
          </table:table-cell>
          <table:table-cell office:value-type="float" office:value="16.24" calcext:value-type="float">
            <text:p>16,24</text:p>
          </table:table-cell>
          <table:table-cell office:value-type="float" office:value="1.71" calcext:value-type="float">
            <text:p>1,71</text:p>
          </table:table-cell>
          <table:table-cell table:formula="of:=[.G5]+[.H5]" office:value-type="float" office:value="17.95" calcext:value-type="float">
            <text:p>17,95</text:p>
          </table:table-cell>
          <table:table-cell office:value-type="float" office:value="10.15" calcext:value-type="float">
            <text:p>10,15</text:p>
          </table:table-cell>
          <table:table-cell office:value-type="float" office:value="5.69" calcext:value-type="float">
            <text:p>5,69</text:p>
          </table:table-cell>
          <table:table-cell table:formula="of:=[.J5]+[.K5]" office:value-type="float" office:value="15.84" calcext:value-type="float">
            <text:p>15,84</text:p>
          </table:table-cell>
          <table:table-cell table:number-columns-repeated="3"/>
        </table:table-row>
        <table:table-row table:style-name="ro1">
          <table:table-cell table:style-name="ce1" office:value-type="float" office:value="10" calcext:value-type="float" table:number-columns-spanned="1" table:number-rows-spanned="3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17" calcext:value-type="float">
            <text:p>15,17</text:p>
          </table:table-cell>
          <table:table-cell office:value-type="float" office:value="1.9" calcext:value-type="float">
            <text:p>1,9</text:p>
          </table:table-cell>
          <table:table-cell table:formula="of:=[.D6]+[.E6]" office:value-type="float" office:value="17.07" calcext:value-type="float">
            <text:p>17,07</text:p>
          </table:table-cell>
          <table:table-cell office:value-type="float" office:value="4.1" calcext:value-type="float">
            <text:p>4,1</text:p>
          </table:table-cell>
          <table:table-cell office:value-type="float" office:value="7.89" calcext:value-type="float">
            <text:p>7,89</text:p>
          </table:table-cell>
          <table:table-cell table:formula="of:=[.G6]+[.H6]" office:value-type="float" office:value="11.99" calcext:value-type="float">
            <text:p>11,99</text:p>
          </table:table-cell>
          <table:table-cell office:value-type="float" office:value="3.14" calcext:value-type="float">
            <text:p>3,14</text:p>
          </table:table-cell>
          <table:table-cell office:value-type="float" office:value="3.17" calcext:value-type="float">
            <text:p>3,17</text:p>
          </table:table-cell>
          <table:table-cell table:formula="of:=[.J6]+[.K6]" office:value-type="float" office:value="6.31" calcext:value-type="float">
            <text:p>6,3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/>
          <table:table-cell office:value-type="float" office:value="3.16" calcext:value-type="float">
            <text:p>3,16</text:p>
          </table:table-cell>
          <table:table-cell office:value-type="float" office:value="6.86" calcext:value-type="float">
            <text:p>6,86</text:p>
          </table:table-cell>
          <table:table-cell table:formula="of:=[.D7]+[.E7]" office:value-type="float" office:value="10.02" calcext:value-type="float">
            <text:p>10,02</text:p>
          </table:table-cell>
          <table:table-cell office:value-type="float" office:value="4.56" calcext:value-type="float">
            <text:p>4,56</text:p>
          </table:table-cell>
          <table:table-cell office:value-type="float" office:value="4.76" calcext:value-type="float">
            <text:p>4,76</text:p>
          </table:table-cell>
          <table:table-cell table:formula="of:=[.G7]+[.H7]" office:value-type="float" office:value="9.32" calcext:value-type="float">
            <text:p>9,32</text:p>
          </table:table-cell>
          <table:table-cell office:value-type="float" office:value="9" calcext:value-type="float">
            <text:p>9</text:p>
          </table:table-cell>
          <table:table-cell office:value-type="float" office:value="3.44" calcext:value-type="float">
            <text:p>3,44</text:p>
          </table:table-cell>
          <table:table-cell table:formula="of:=[.J7]+[.K7]" office:value-type="float" office:value="12.44" calcext:value-type="float">
            <text:p>12,44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office:value-type="float" office:value="7.98" calcext:value-type="float">
            <text:p>7,98</text:p>
          </table:table-cell>
          <table:table-cell office:value-type="float" office:value="6.08" calcext:value-type="float">
            <text:p>6,08</text:p>
          </table:table-cell>
          <table:table-cell table:formula="of:=[.D8]+[.E8]" office:value-type="float" office:value="14.06" calcext:value-type="float">
            <text:p>14,06</text:p>
          </table:table-cell>
          <table:table-cell office:value-type="float" office:value="3.98" calcext:value-type="float">
            <text:p>3,98</text:p>
          </table:table-cell>
          <table:table-cell office:value-type="float" office:value="7.41" calcext:value-type="float">
            <text:p>7,41</text:p>
          </table:table-cell>
          <table:table-cell table:formula="of:=[.G8]+[.H8]" office:value-type="float" office:value="11.39" calcext:value-type="float">
            <text:p>11,39</text:p>
          </table:table-cell>
          <table:table-cell office:value-type="float" office:value="3.23" calcext:value-type="float">
            <text:p>3,23</text:p>
          </table:table-cell>
          <table:table-cell office:value-type="float" office:value="3.18" calcext:value-type="float">
            <text:p>3,18</text:p>
          </table:table-cell>
          <table:table-cell table:formula="of:=[.J8]+[.K8]" office:value-type="float" office:value="6.41" calcext:value-type="float">
            <text:p>6,41</text:p>
          </table:table-cell>
          <table:table-cell table:number-columns-repeated="3"/>
        </table:table-row>
        <table:table-row table:style-name="ro1">
          <table:table-cell table:style-name="ce1" office:value-type="float" office:value="100" calcext:value-type="float" table:number-columns-spanned="1" table:number-rows-spanned="3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36" calcext:value-type="float">
            <text:p>12,36</text:p>
          </table:table-cell>
          <table:table-cell office:value-type="float" office:value="3.16" calcext:value-type="float">
            <text:p>3,16</text:p>
          </table:table-cell>
          <table:table-cell table:formula="of:=[.D9]+[.E9]" office:value-type="float" office:value="15.52" calcext:value-type="float">
            <text:p>15,52</text:p>
          </table:table-cell>
          <table:table-cell office:value-type="float" office:value="6.74" calcext:value-type="float">
            <text:p>6,74</text:p>
          </table:table-cell>
          <table:table-cell office:value-type="float" office:value="3.17" calcext:value-type="float">
            <text:p>3,17</text:p>
          </table:table-cell>
          <table:table-cell table:formula="of:=[.G9]+[.H9]" office:value-type="float" office:value="9.91" calcext:value-type="float">
            <text:p>9,91</text:p>
          </table:table-cell>
          <table:table-cell office:value-type="float" office:value="4.23" calcext:value-type="float">
            <text:p>4,23</text:p>
          </table:table-cell>
          <table:table-cell office:value-type="float" office:value="4.71" calcext:value-type="float">
            <text:p>4,71</text:p>
          </table:table-cell>
          <table:table-cell table:formula="of:=[.J9]+[.K9]" office:value-type="float" office:value="8.94" calcext:value-type="float">
            <text:p>8,94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/>
          <table:table-cell office:value-type="float" office:value="18.36" calcext:value-type="float">
            <text:p>18,36</text:p>
          </table:table-cell>
          <table:table-cell office:value-type="float" office:value="1.72" calcext:value-type="float">
            <text:p>1,72</text:p>
          </table:table-cell>
          <table:table-cell table:formula="of:=[.D10]+[.E10]" office:value-type="float" office:value="20.08" calcext:value-type="float">
            <text:p>20,08</text:p>
          </table:table-cell>
          <table:table-cell office:value-type="float" office:value="13.14" calcext:value-type="float">
            <text:p>13,14</text:p>
          </table:table-cell>
          <table:table-cell office:value-type="float" office:value="1.92" calcext:value-type="float">
            <text:p>1,92</text:p>
          </table:table-cell>
          <table:table-cell table:formula="of:=[.G10]+[.H10]" office:value-type="float" office:value="15.06" calcext:value-type="float">
            <text:p>15,06</text:p>
          </table:table-cell>
          <table:table-cell office:value-type="float" office:value="4.16" calcext:value-type="float">
            <text:p>4,16</text:p>
          </table:table-cell>
          <table:table-cell office:value-type="float" office:value="4.27" calcext:value-type="float">
            <text:p>4,27</text:p>
          </table:table-cell>
          <table:table-cell table:formula="of:=[.J10]+[.K10]" office:value-type="float" office:value="8.43" calcext:value-type="float">
            <text:p>8,43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office:value-type="float" office:value="16.71" calcext:value-type="float">
            <text:p>16,71</text:p>
          </table:table-cell>
          <table:table-cell office:value-type="float" office:value="1.69" calcext:value-type="float">
            <text:p>1,69</text:p>
          </table:table-cell>
          <table:table-cell table:formula="of:=[.D11]+[.E11]" office:value-type="float" office:value="18.4" calcext:value-type="float">
            <text:p>18,4</text:p>
          </table:table-cell>
          <table:table-cell office:value-type="float" office:value="15.68" calcext:value-type="float">
            <text:p>15,68</text:p>
          </table:table-cell>
          <table:table-cell office:value-type="float" office:value="3.39" calcext:value-type="float">
            <text:p>3,39</text:p>
          </table:table-cell>
          <table:table-cell table:formula="of:=[.G11]+[.H11]" office:value-type="float" office:value="19.07" calcext:value-type="float">
            <text:p>19,07</text:p>
          </table:table-cell>
          <table:table-cell office:value-type="float" office:value="3.6" calcext:value-type="float">
            <text:p>3,6</text:p>
          </table:table-cell>
          <table:table-cell office:value-type="float" office:value="5.16" calcext:value-type="float">
            <text:p>5,16</text:p>
          </table:table-cell>
          <table:table-cell table:formula="of:=[.J11]+[.K11]" office:value-type="float" office:value="8.76" calcext:value-type="float">
            <text:p>8,76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1" office:value-type="string" calcext:value-type="string">
            <text:p>Tomcat-WildFly</text:p>
          </table:table-cell>
          <table:table-cell table:number-columns-repeated="2"/>
          <table:table-cell table:style-name="ce1" office:value-type="string" calcext:value-type="string">
            <text:p>WildFly-GlassFish</text:p>
          </table:table-cell>
          <table:table-cell table:number-columns-repeated="2"/>
          <table:table-cell table:style-name="ce1" office:value-type="string" calcext:value-type="string">
            <text:p>GlassFish-Tomcat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F3]-[.I3]" office:value-type="float" office:value="7.55" calcext:value-type="float">
            <text:p>7,55</text:p>
          </table:table-cell>
          <table:table-cell table:number-columns-repeated="2"/>
          <table:table-cell table:formula="of:=[.I3]-[.L3]" office:value-type="float" office:value="4.08" calcext:value-type="float">
            <text:p>4,08</text:p>
          </table:table-cell>
          <table:table-cell table:number-columns-repeated="2"/>
          <table:table-cell table:formula="of:=[.L3]-[.F3]" office:value-type="float" office:value="-11.63" calcext:value-type="float">
            <text:p>-11,63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F4]-[.I4]" office:value-type="float" office:value="6.51" calcext:value-type="float">
            <text:p>6,51</text:p>
          </table:table-cell>
          <table:table-cell table:number-columns-repeated="2"/>
          <table:table-cell table:formula="of:=[.I4]-[.L4]" office:value-type="float" office:value="7.05" calcext:value-type="float">
            <text:p>7,05</text:p>
          </table:table-cell>
          <table:table-cell table:number-columns-repeated="2"/>
          <table:table-cell table:formula="of:=[.L4]-[.F4]" office:value-type="float" office:value="-13.56" calcext:value-type="float">
            <text:p>-13,56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F5]-[.I5]" office:value-type="float" office:value="-9.87" calcext:value-type="float">
            <text:p>-9,87</text:p>
          </table:table-cell>
          <table:table-cell table:number-columns-repeated="2"/>
          <table:table-cell table:formula="of:=[.I5]-[.L5]" office:value-type="float" office:value="2.11" calcext:value-type="float">
            <text:p>2,11</text:p>
          </table:table-cell>
          <table:table-cell table:number-columns-repeated="2"/>
          <table:table-cell table:formula="of:=[.L5]-[.F5]" office:value-type="float" office:value="7.76" calcext:value-type="float">
            <text:p>7,76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F6]-[.I6]" office:value-type="float" office:value="5.08" calcext:value-type="float">
            <text:p>5,08</text:p>
          </table:table-cell>
          <table:table-cell table:number-columns-repeated="2"/>
          <table:table-cell table:formula="of:=[.I6]-[.L6]" office:value-type="float" office:value="5.68" calcext:value-type="float">
            <text:p>5,68</text:p>
          </table:table-cell>
          <table:table-cell table:number-columns-repeated="2"/>
          <table:table-cell table:formula="of:=[.L6]-[.F6]" office:value-type="float" office:value="-10.76" calcext:value-type="float">
            <text:p>-10,76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F7]-[.I7]" office:value-type="float" office:value="0.699999999999999" calcext:value-type="float">
            <text:p>0,7</text:p>
          </table:table-cell>
          <table:table-cell table:number-columns-repeated="2"/>
          <table:table-cell table:formula="of:=[.I7]-[.L7]" office:value-type="float" office:value="-3.12" calcext:value-type="float">
            <text:p>-3,12</text:p>
          </table:table-cell>
          <table:table-cell table:number-columns-repeated="2"/>
          <table:table-cell table:formula="of:=[.L7]-[.F7]" office:value-type="float" office:value="2.42" calcext:value-type="float">
            <text:p>2,42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F8]-[.I8]" office:value-type="float" office:value="2.67" calcext:value-type="float">
            <text:p>2,67</text:p>
          </table:table-cell>
          <table:table-cell table:number-columns-repeated="2"/>
          <table:table-cell table:formula="of:=[.I8]-[.L8]" office:value-type="float" office:value="4.98" calcext:value-type="float">
            <text:p>4,98</text:p>
          </table:table-cell>
          <table:table-cell table:number-columns-repeated="2"/>
          <table:table-cell table:formula="of:=[.L8]-[.F8]" office:value-type="float" office:value="-7.65" calcext:value-type="float">
            <text:p>-7,65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F9]-[.I9]" office:value-type="float" office:value="5.61" calcext:value-type="float">
            <text:p>5,61</text:p>
          </table:table-cell>
          <table:table-cell table:number-columns-repeated="2"/>
          <table:table-cell table:formula="of:=[.I9]-[.L9]" office:value-type="float" office:value="0.969999999999999" calcext:value-type="float">
            <text:p>0,97</text:p>
          </table:table-cell>
          <table:table-cell table:number-columns-repeated="2"/>
          <table:table-cell table:formula="of:=[.L9]-[.F9]" office:value-type="float" office:value="-6.58" calcext:value-type="float">
            <text:p>-6,58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F10]-[.I10]" office:value-type="float" office:value="5.02" calcext:value-type="float">
            <text:p>5,02</text:p>
          </table:table-cell>
          <table:table-cell table:number-columns-repeated="2"/>
          <table:table-cell table:formula="of:=[.I10]-[.L10]" office:value-type="float" office:value="6.63" calcext:value-type="float">
            <text:p>6,63</text:p>
          </table:table-cell>
          <table:table-cell table:number-columns-repeated="2"/>
          <table:table-cell table:formula="of:=[.L10]-[.F10]" office:value-type="float" office:value="-11.65" calcext:value-type="float">
            <text:p>-11,65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F11]-[.I11]" office:value-type="float" office:value="-0.669999999999998" calcext:value-type="float">
            <text:p>-0,67</text:p>
          </table:table-cell>
          <table:table-cell table:number-columns-repeated="2"/>
          <table:table-cell table:formula="of:=[.I11]-[.L11]" office:value-type="float" office:value="10.31" calcext:value-type="float">
            <text:p>10,31</text:p>
          </table:table-cell>
          <table:table-cell table:number-columns-repeated="2"/>
          <table:table-cell table:formula="of:=[.L11]-[.F11]" office:value-type="float" office:value="-9.64" calcext:value-type="float">
            <text:p>-9,6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edia_1=</text:p>
          </table:table-cell>
          <table:table-cell table:formula="of:=AVERAGE([.F14:.F22])" office:value-type="float" office:value="2.51111111111111" calcext:value-type="float">
            <text:p>2,5111111111</text:p>
          </table:table-cell>
          <table:table-cell/>
          <table:table-cell office:value-type="string" calcext:value-type="string">
            <text:p>Media_2=</text:p>
          </table:table-cell>
          <table:table-cell table:formula="of:=AVERAGE([.I14:.I22])" office:value-type="float" office:value="4.29888888888889" calcext:value-type="float">
            <text:p>4,2988888889</text:p>
          </table:table-cell>
          <table:table-cell/>
          <table:table-cell office:value-type="string" calcext:value-type="string">
            <text:p>Media_3=</text:p>
          </table:table-cell>
          <table:table-cell table:formula="of:=AVERAGE([.L14:.L22])" office:value-type="float" office:value="-6.81" calcext:value-type="float">
            <text:p>-6,8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 calcext:value-type="string">
            <text:p>Desviación típica_1=</text:p>
          </table:table-cell>
          <table:table-cell table:formula="of:=STDEVP([.F14:.F22])" office:value-type="float" office:value="5.06178590452124" calcext:value-type="float">
            <text:p>5,0617859045</text:p>
          </table:table-cell>
          <table:table-cell/>
          <table:table-cell table:style-name="ce4" office:value-type="string" calcext:value-type="string">
            <text:p>Desviación típica_2=</text:p>
          </table:table-cell>
          <table:table-cell table:formula="of:=STDEVP([.I14:.I22])" office:value-type="float" office:value="3.68884337321318" calcext:value-type="float">
            <text:p>3,6888433732</text:p>
          </table:table-cell>
          <table:table-cell/>
          <table:table-cell table:style-name="ce4" office:value-type="string" calcext:value-type="string">
            <text:p>Desviación típica_3=</text:p>
          </table:table-cell>
          <table:table-cell table:formula="of:=STDEVP([.L14:.L22])" office:value-type="float" office:value="6.78288860130975" calcext:value-type="float">
            <text:p>6,782888601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 calcext:value-type="string">
            <text:p>número de medidas_1=</text:p>
          </table:table-cell>
          <table:table-cell table:formula="of:=COUNT([.F14:.F22])"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número de medidas_2=</text:p>
          </table:table-cell>
          <table:table-cell table:formula="of:=COUNT([.I14:.I22])"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número de medidas_3=</text:p>
          </table:table-cell>
          <table:table-cell table:formula="of:=COUNT([.L14:.L22]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_exp_1=</text:p>
          </table:table-cell>
          <table:table-cell table:formula="of:=[.F23]/([.F24]/SQRT([.F25]))" office:value-type="float" office:value="1.4882757736957" calcext:value-type="float">
            <text:p>1,4882757737</text:p>
          </table:table-cell>
          <table:table-cell/>
          <table:table-cell office:value-type="string" calcext:value-type="string">
            <text:p>t_exp_2=</text:p>
          </table:table-cell>
          <table:table-cell table:formula="of:=[.I23]/([.I24]/SQRT([.I25]))" office:value-type="float" office:value="3.49612747462167" calcext:value-type="float">
            <text:p>3,4961274746</text:p>
          </table:table-cell>
          <table:table-cell/>
          <table:table-cell office:value-type="string" calcext:value-type="string">
            <text:p>t_exp_3=</text:p>
          </table:table-cell>
          <table:table-cell table:formula="of:=[.L23]/([.L24]/SQRT([.L25]))" office:value-type="float" office:value="-3.01199108534011" calcext:value-type="float">
            <text:p>-3,011991085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INV</text:p>
          </table:table-cell>
          <table:table-cell table:style-name="ce3" office:value-type="string" calcext:value-type="string">
            <text:p>DegreesFreedom=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fa=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TINV([.$A29];[.B$28])" office:value-type="float" office:value="1.8595480375309" calcext:value-type="float">
            <text:p>1,8595480375</text:p>
          </table:table-cell>
          <table:table-cell table:number-columns-repeated="2"/>
          <table:table-cell table:style-name="ce3" office:value-type="string" calcext:value-type="string" table:number-columns-spanned="11" table:number-rows-spanned="1">
            <text:p>Como |t_exp_1| &lt; 1,8595, a una confianza del 90% no podemos decir que los servicios Tomcat y WildFly sean distintos.</text:p>
          </table:table-cell>
          <table:covered-table-cell table:number-columns-repeated="10"/>
        </table:table-row>
        <table:table-row table:style-name="ro1">
          <table:table-cell office:value-type="float" office:value="0.05" calcext:value-type="float">
            <text:p>0,05</text:p>
          </table:table-cell>
          <table:table-cell table:formula="of:=TINV([.$A30];[.B$28])" office:value-type="float" office:value="2.30600413520417" calcext:value-type="float">
            <text:p>2,3060041352</text:p>
          </table:table-cell>
          <table:table-cell table:number-columns-repeated="2"/>
          <table:table-cell table:style-name="ce1" office:value-type="string" calcext:value-type="string" table:number-columns-spanned="11" table:number-rows-spanned="1">
            <text:p>Como |t_exp_2| &gt; 3,3553, a una confianza del 99% podemos asegurar que los servicios WildFly y GlassFish son distintos. Y WildFly consume más CPU.</text:p>
          </table:table-cell>
          <table:covered-table-cell table:number-columns-repeated="10"/>
        </table:table-row>
        <table:table-row table:style-name="ro1">
          <table:table-cell office:value-type="float" office:value="0.01" calcext:value-type="float">
            <text:p>0,01</text:p>
          </table:table-cell>
          <table:table-cell table:formula="of:=TINV([.$A31];[.B$28])" office:value-type="float" office:value="3.3553873313334" calcext:value-type="float">
            <text:p>3,3553873313</text:p>
          </table:table-cell>
          <table:table-cell table:number-columns-repeated="2"/>
          <table:table-cell table:style-name="ce3" office:value-type="string" calcext:value-type="string">
            <text:p>Como |t_exp_3| &gt; 2,306 pero |t_exp_3| &lt; 3,3553 , a una confianza del 95% podemos asegurar que los servicios Tomcat y GlassFish son distintos pero a una confianza de 99%, no podemos. En el caso de 95% de confianza, Tomcat consume más CPU.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 table:number-rows-repeated="104854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3" table:style-name="ta1">
        <table:shapes>
          <draw:frame draw:z-index="0" draw:style-name="gr1" draw:text-style-name="P1" svg:width="0.2cm" svg:height="0.474cm" svg:x="0cm" svg:y="6.829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Uso de RAM(%memused)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Servidor=</text:p>
          </table:table-cell>
          <table:covered-table-cell table:number-columns-repeated="2" table:style-name="ce1"/>
          <table:table-cell table:number-columns-repeated="2"/>
          <table:table-cell table:style-name="ce1" office:value-type="string" calcext:value-type="string">
            <text:p>Tomcat-WildFly</text:p>
          </table:table-cell>
          <table:table-cell table:number-columns-repeated="2"/>
          <table:table-cell table:style-name="ce1" office:value-type="string" calcext:value-type="string">
            <text:p>WildFly-GlassFish</text:p>
          </table:table-cell>
          <table:table-cell table:number-columns-repeated="2"/>
          <table:table-cell table:style-name="ce1" office:value-type="string" calcext:value-type="string">
            <text:p>GlassFish-Tomcat</text:p>
          </table:table-cell>
        </table:table-row>
        <table:table-row table:style-name="ro1">
          <table:table-cell office:value-type="string" calcext:value-type="string">
            <text:p>b=</text:p>
          </table:table-cell>
          <table:table-cell office:value-type="string" calcext:value-type="string">
            <text:p>c=</text:p>
          </table:table-cell>
          <table:table-cell office:value-type="string" calcext:value-type="string">
            <text:p>Tomcat</text:p>
          </table:table-cell>
          <table:table-cell office:value-type="string" calcext:value-type="string">
            <text:p>WildFly</text:p>
          </table:table-cell>
          <table:table-cell office:value-type="string" calcext:value-type="string">
            <text:p>GlassFish</text:p>
          </table:table-cell>
          <table:table-cell table:number-columns-repeated="2"/>
          <table:table-cell table:formula="of:=[.C3]-[.E3]" office:value-type="float" office:value="-1.52000000000001" calcext:value-type="float">
            <text:p>-1,52</text:p>
          </table:table-cell>
          <table:table-cell table:number-columns-repeated="2"/>
          <table:table-cell table:formula="of:=[.D3]-[.E3]" office:value-type="float" office:value="-0.240000000000009" calcext:value-type="float">
            <text:p>-0,24</text:p>
          </table:table-cell>
          <table:table-cell table:number-columns-repeated="2"/>
          <table:table-cell table:formula="of:=[.E3]-[.C3]" office:value-type="float" office:value="1.52000000000001" calcext:value-type="float">
            <text:p>1,52</text:p>
          </table:table-cell>
        </table:table-row>
        <table:table-row table:style-name="ro1">
          <table:table-cell table:style-name="ce1" office:value-type="float" office:value="1" calcext:value-type="float" table:number-columns-spanned="1" table:number-rows-spanned="3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65.38" calcext:value-type="float">
            <text:p>65,38</text:p>
          </table:table-cell>
          <table:table-cell office:value-type="float" office:value="66.66" calcext:value-type="float">
            <text:p>66,66</text:p>
          </table:table-cell>
          <table:table-cell office:value-type="float" office:value="66.9" calcext:value-type="float">
            <text:p>66,9</text:p>
          </table:table-cell>
          <table:table-cell table:number-columns-repeated="2"/>
          <table:table-cell table:formula="of:=[.C4]-[.E4]" office:value-type="float" office:value="4.29000000000001" calcext:value-type="float">
            <text:p>4,29</text:p>
          </table:table-cell>
          <table:table-cell table:number-columns-repeated="2"/>
          <table:table-cell table:formula="of:=[.D4]-[.E4]" office:value-type="float" office:value="15.6" calcext:value-type="float">
            <text:p>15,6</text:p>
          </table:table-cell>
          <table:table-cell table:number-columns-repeated="2"/>
          <table:table-cell table:formula="of:=[.E4]-[.C4]" office:value-type="float" office:value="-4.29000000000001" calcext:value-type="float">
            <text:p>-4,29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71.03" calcext:value-type="float">
            <text:p>71,03</text:p>
          </table:table-cell>
          <table:table-cell office:value-type="float" office:value="82.34" calcext:value-type="float">
            <text:p>82,34</text:p>
          </table:table-cell>
          <table:table-cell office:value-type="float" office:value="66.74" calcext:value-type="float">
            <text:p>66,74</text:p>
          </table:table-cell>
          <table:table-cell table:number-columns-repeated="2"/>
          <table:table-cell table:formula="of:=[.C5]-[.E5]" office:value-type="float" office:value="2.09999999999999" calcext:value-type="float">
            <text:p>2,1</text:p>
          </table:table-cell>
          <table:table-cell table:number-columns-repeated="2"/>
          <table:table-cell table:formula="of:=[.D5]-[.E5]" office:value-type="float" office:value="11.77" calcext:value-type="float">
            <text:p>11,77</text:p>
          </table:table-cell>
          <table:table-cell table:number-columns-repeated="2"/>
          <table:table-cell table:formula="of:=[.E5]-[.C5]" office:value-type="float" office:value="-2.09999999999999" calcext:value-type="float">
            <text:p>-2,1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68.27" calcext:value-type="float">
            <text:p>68,27</text:p>
          </table:table-cell>
          <table:table-cell office:value-type="float" office:value="77.94" calcext:value-type="float">
            <text:p>77,94</text:p>
          </table:table-cell>
          <table:table-cell office:value-type="float" office:value="66.17" calcext:value-type="float">
            <text:p>66,17</text:p>
          </table:table-cell>
          <table:table-cell table:number-columns-repeated="2"/>
          <table:table-cell table:formula="of:=[.C6]-[.E6]" office:value-type="float" office:value="-1.92" calcext:value-type="float">
            <text:p>-1,92</text:p>
          </table:table-cell>
          <table:table-cell table:number-columns-repeated="2"/>
          <table:table-cell table:formula="of:=[.D6]-[.E6]" office:value-type="float" office:value="12.46" calcext:value-type="float">
            <text:p>12,46</text:p>
          </table:table-cell>
          <table:table-cell table:number-columns-repeated="2"/>
          <table:table-cell table:formula="of:=[.E6]-[.C6]" office:value-type="float" office:value="1.92" calcext:value-type="float">
            <text:p>1,92</text:p>
          </table:table-cell>
        </table:table-row>
        <table:table-row table:style-name="ro1">
          <table:table-cell table:style-name="ce1" office:value-type="float" office:value="10" calcext:value-type="float" table:number-columns-spanned="1" table:number-rows-spanned="3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4.51" calcext:value-type="float">
            <text:p>64,51</text:p>
          </table:table-cell>
          <table:table-cell office:value-type="float" office:value="78.89" calcext:value-type="float">
            <text:p>78,89</text:p>
          </table:table-cell>
          <table:table-cell office:value-type="float" office:value="66.43" calcext:value-type="float">
            <text:p>66,43</text:p>
          </table:table-cell>
          <table:table-cell table:number-columns-repeated="2"/>
          <table:table-cell table:formula="of:=[.C7]-[.E7]" office:value-type="float" office:value="0.129999999999995" calcext:value-type="float">
            <text:p>0,13</text:p>
          </table:table-cell>
          <table:table-cell table:number-columns-repeated="2"/>
          <table:table-cell table:formula="of:=[.D7]-[.E7]" office:value-type="float" office:value="5.67" calcext:value-type="float">
            <text:p>5,67</text:p>
          </table:table-cell>
          <table:table-cell table:number-columns-repeated="2"/>
          <table:table-cell table:formula="of:=[.E7]-[.C7]" office:value-type="float" office:value="-0.129999999999995" calcext:value-type="float">
            <text:p>-0,1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66.6" calcext:value-type="float">
            <text:p>66,6</text:p>
          </table:table-cell>
          <table:table-cell office:value-type="float" office:value="72.14" calcext:value-type="float">
            <text:p>72,14</text:p>
          </table:table-cell>
          <table:table-cell office:value-type="float" office:value="66.47" calcext:value-type="float">
            <text:p>66,47</text:p>
          </table:table-cell>
          <table:table-cell table:number-columns-repeated="2"/>
          <table:table-cell table:formula="of:=[.C8]-[.E8]" office:value-type="float" office:value="-2.33000000000001" calcext:value-type="float">
            <text:p>-2,33</text:p>
          </table:table-cell>
          <table:table-cell table:number-columns-repeated="2"/>
          <table:table-cell table:formula="of:=[.D8]-[.E8]" office:value-type="float" office:value="-2" calcext:value-type="float">
            <text:p>-2</text:p>
          </table:table-cell>
          <table:table-cell table:number-columns-repeated="2"/>
          <table:table-cell table:formula="of:=[.E8]-[.C8]" office:value-type="float" office:value="2.33000000000001" calcext:value-type="float">
            <text:p>2,3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64.32" calcext:value-type="float">
            <text:p>64,32</text:p>
          </table:table-cell>
          <table:table-cell office:value-type="float" office:value="64.65" calcext:value-type="float">
            <text:p>64,65</text:p>
          </table:table-cell>
          <table:table-cell office:value-type="float" office:value="66.65" calcext:value-type="float">
            <text:p>66,65</text:p>
          </table:table-cell>
          <table:table-cell table:number-columns-repeated="2"/>
          <table:table-cell table:formula="of:=[.C9]-[.E9]" office:value-type="float" office:value="-1.89" calcext:value-type="float">
            <text:p>-1,89</text:p>
          </table:table-cell>
          <table:table-cell table:number-columns-repeated="2"/>
          <table:table-cell table:formula="of:=[.D9]-[.E9]" office:value-type="float" office:value="-1.61999999999999" calcext:value-type="float">
            <text:p>-1,62</text:p>
          </table:table-cell>
          <table:table-cell table:number-columns-repeated="2"/>
          <table:table-cell table:formula="of:=[.E9]-[.C9]" office:value-type="float" office:value="1.89" calcext:value-type="float">
            <text:p>1,89</text:p>
          </table:table-cell>
        </table:table-row>
        <table:table-row table:style-name="ro1">
          <table:table-cell table:style-name="ce1" office:value-type="float" office:value="100" calcext:value-type="float" table:number-columns-spanned="1" table:number-rows-spanned="3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4.71" calcext:value-type="float">
            <text:p>64,71</text:p>
          </table:table-cell>
          <table:table-cell office:value-type="float" office:value="64.98" calcext:value-type="float">
            <text:p>64,98</text:p>
          </table:table-cell>
          <table:table-cell office:value-type="float" office:value="66.6" calcext:value-type="float">
            <text:p>66,6</text:p>
          </table:table-cell>
          <table:table-cell table:number-columns-repeated="2"/>
          <table:table-cell table:formula="of:=[.C10]-[.E10]" office:value-type="float" office:value="-1.86" calcext:value-type="float">
            <text:p>-1,86</text:p>
          </table:table-cell>
          <table:table-cell table:number-columns-repeated="2"/>
          <table:table-cell table:formula="of:=[.D10]-[.E10]" office:value-type="float" office:value="0.689999999999998" calcext:value-type="float">
            <text:p>0,69</text:p>
          </table:table-cell>
          <table:table-cell table:number-columns-repeated="2"/>
          <table:table-cell table:formula="of:=[.E10]-[.C10]" office:value-type="float" office:value="1.86" calcext:value-type="float">
            <text:p>1,86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64.79" calcext:value-type="float">
            <text:p>64,79</text:p>
          </table:table-cell>
          <table:table-cell office:value-type="float" office:value="67.34" calcext:value-type="float">
            <text:p>67,34</text:p>
          </table:table-cell>
          <table:table-cell office:value-type="float" office:value="66.65" calcext:value-type="float">
            <text:p>66,65</text:p>
          </table:table-cell>
          <table:table-cell table:number-columns-repeated="2"/>
          <table:table-cell table:formula="of:=[.C11]-[.E11]" office:value-type="float" office:value="-0.810000000000002" calcext:value-type="float">
            <text:p>-0,81</text:p>
          </table:table-cell>
          <table:table-cell table:number-columns-repeated="2"/>
          <table:table-cell table:formula="of:=[.D11]-[.E11]" office:value-type="float" office:value="0.780000000000001" calcext:value-type="float">
            <text:p>0,78</text:p>
          </table:table-cell>
          <table:table-cell table:number-columns-repeated="2"/>
          <table:table-cell table:formula="of:=[.E11]-[.C11]" office:value-type="float" office:value="0.810000000000002" calcext:value-type="float">
            <text:p>0,81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65.6" calcext:value-type="float">
            <text:p>65,6</text:p>
          </table:table-cell>
          <table:table-cell office:value-type="float" office:value="67.19" calcext:value-type="float">
            <text:p>67,19</text:p>
          </table:table-cell>
          <table:table-cell office:value-type="float" office:value="66.41" calcext:value-type="float">
            <text:p>66,41</text:p>
          </table:table-cell>
          <table:table-cell/>
          <table:table-cell office:value-type="string" calcext:value-type="string">
            <text:p>Media_1=</text:p>
          </table:table-cell>
          <table:table-cell table:formula="of:=AVERAGE([.H2:.H10])" office:value-type="float" office:value="-0.423333333333337" calcext:value-type="float">
            <text:p>-0,4233333333</text:p>
          </table:table-cell>
          <table:table-cell/>
          <table:table-cell office:value-type="string" calcext:value-type="string">
            <text:p>Media_2=</text:p>
          </table:table-cell>
          <table:table-cell table:formula="of:=AVERAGE([.K2:.K10])" office:value-type="float" office:value="4.79" calcext:value-type="float">
            <text:p>4,79</text:p>
          </table:table-cell>
          <table:table-cell/>
          <table:table-cell office:value-type="string" calcext:value-type="string">
            <text:p>Media_3=</text:p>
          </table:table-cell>
          <table:table-cell table:formula="of:=AVERAGE([.N2:.N10])" office:value-type="float" office:value="0.423333333333337" calcext:value-type="float">
            <text:p>0,4233333333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>
            <text:p>Desviación típica_1=</text:p>
          </table:table-cell>
          <table:table-cell table:formula="of:=STDEVP([.H2:.H10])" office:value-type="float" office:value="2.11690549833688" calcext:value-type="float">
            <text:p>2,1169054983</text:p>
          </table:table-cell>
          <table:table-cell/>
          <table:table-cell table:style-name="ce4" office:value-type="string" calcext:value-type="string">
            <text:p>Desviación típica_2=</text:p>
          </table:table-cell>
          <table:table-cell table:formula="of:=STDEVP([.K2:.K10])" office:value-type="float" office:value="6.41667099566954" calcext:value-type="float">
            <text:p>6,4166709957</text:p>
          </table:table-cell>
          <table:table-cell/>
          <table:table-cell table:style-name="ce4" office:value-type="string" calcext:value-type="string">
            <text:p>Desviación típica_3=</text:p>
          </table:table-cell>
          <table:table-cell table:formula="of:=STDEVP([.N2:.N10])" office:value-type="float" office:value="2.11690549833688" calcext:value-type="float">
            <text:p>2,1169054983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>
            <text:p>número de medidas_1=</text:p>
          </table:table-cell>
          <table:table-cell table:formula="of:=COUNT([.H2:.H10])"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número de medidas_2=</text:p>
          </table:table-cell>
          <table:table-cell table:formula="of:=COUNT([.K2:.K10])"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número de medidas_3=</text:p>
          </table:table-cell>
          <table:table-cell table:formula="of:=COUNT([.N2:.N10])"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_exp_1=</text:p>
          </table:table-cell>
          <table:table-cell table:formula="of:=[.H11]/([.H12]/SQRT([.H13]))" office:value-type="float" office:value="-0.599932307322066" calcext:value-type="float">
            <text:p>-0,5999323073</text:p>
          </table:table-cell>
          <table:table-cell/>
          <table:table-cell office:value-type="string" calcext:value-type="string">
            <text:p>t_exp_2=</text:p>
          </table:table-cell>
          <table:table-cell table:formula="of:=[.K11]/([.K12]/SQRT([.K13]))" office:value-type="float" office:value="2.23947900861646" calcext:value-type="float">
            <text:p>2,2394790086</text:p>
          </table:table-cell>
          <table:table-cell/>
          <table:table-cell office:value-type="string" calcext:value-type="string">
            <text:p>t_exp_3=</text:p>
          </table:table-cell>
          <table:table-cell table:formula="of:=[.N11]/([.N12]/SQRT([.N13]))" office:value-type="float" office:value="0.599932307322066" calcext:value-type="float">
            <text:p>0,599932307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TINV</text:p>
          </table:table-cell>
          <table:table-cell table:style-name="ce3" office:value-type="string" calcext:value-type="string">
            <text:p>DegreesFreedom=</text:p>
          </table:table-cell>
          <table:table-cell table:number-columns-repeated="2"/>
          <table:table-cell table:style-name="ce3" office:value-type="string" calcext:value-type="string" table:number-columns-spanned="9" table:number-rows-spanned="1">
            <text:p>Como |t_exp_1| &lt; 1,8595, a una confianza del 90% no podemos decir que los servicios Tomcat y WildFly sean distintos.</text:p>
          </table:table-cell>
          <table:covered-table-cell table:number-columns-repeated="8"/>
          <table:table-cell/>
        </table:table-row>
        <table:table-row table:style-name="ro1">
          <table:table-cell office:value-type="string" calcext:value-type="string">
            <text:p>Alfa=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TINV([.$A18];[.B$17])" office:value-type="float" office:value="1.8595480375309" calcext:value-type="float">
            <text:p>1,8595480375</text:p>
          </table:table-cell>
          <table:table-cell table:number-columns-repeated="2"/>
          <table:table-cell table:style-name="ce3" office:value-type="string" calcext:value-type="string">
            <text:p>Como |t_exp_2| &gt; 1,8595 y |t_exp_3| &lt; 2,306, a una confianza del 90% podemos asegurar que los servicios WildFly y GlassFish son distintos pero a una confianza de 95%, no podemos. En el caso de la confianza del 90%, WildFly consume más RAM.</text:p>
          </table:table-cell>
          <table:table-cell table:number-columns-repeated="9"/>
        </table:table-row>
        <table:table-row table:style-name="ro1">
          <table:table-cell office:value-type="float" office:value="0.05" calcext:value-type="float">
            <text:p>0,05</text:p>
          </table:table-cell>
          <table:table-cell table:formula="of:=TINV([.$A19];[.B$17])" office:value-type="float" office:value="2.30600413520417" calcext:value-type="float">
            <text:p>2,3060041352</text:p>
          </table:table-cell>
          <table:table-cell table:number-columns-repeated="12"/>
        </table:table-row>
        <table:table-row table:style-name="ro1">
          <table:table-cell office:value-type="float" office:value="0.01" calcext:value-type="float">
            <text:p>0,01</text:p>
          </table:table-cell>
          <table:table-cell table:formula="of:=TINV([.$A20];[.B$17])" office:value-type="float" office:value="3.3553873313334" calcext:value-type="float">
            <text:p>3,3553873313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9" table:number-rows-spanned="1">
            <text:p>Como |t_exp_3| &lt; 1,8595, a una confianza del 90% no podemos decir que los servicios Tomcat y GlassFish sean distintos.</text:p>
          </table:table-cell>
          <table:covered-table-cell table:number-columns-repeated="8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 table:number-rows-repeated="104854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1" style:font-size-asian="24pt" style:language-asian="zh" style:country-asian="CN" style:font-name-complex="DejaVu Sans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 style:data-style-name="N2" text:time-value="0000-00-00T00:00:03.111578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xcar103 </meta:initial-creator>
    <meta:creation-date>2015-08-17T21:34:53.761802032</meta:creation-date>
    <dc:date>2015-08-19T22:47:10.725248051</dc:date>
    <dc:creator>oxcar103 </dc:creator>
    <meta:editing-duration>PT21H54M32S</meta:editing-duration>
    <meta:editing-cycles>3</meta:editing-cycles>
    <meta:generator>LibreOffice/4.1.3.2$Linux_X86_64 LibreOffice_project/70feb7d99726f064edab4605a8ab840c50ec57a</meta:generator>
    <meta:document-statistic meta:table-count="3" meta:cell-count="521" meta:object-count="2"/>
  </office:meta>
</office:document-meta>
</file>

<file path=Object 1/content.xml><?xml version="1.0" encoding="utf-8"?>
<math xmlns="http://www.w3.org/1998/Math/MathML">
  <mrow/>
</math>
</file>

<file path=Object 2/content.xml><?xml version="1.0" encoding="utf-8"?>
<math xmlns="http://www.w3.org/1998/Math/MathML">
  <mrow/>
</math>
</file>